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Функция id() в Python используется для получения уникального идентификатора объекта в памяти. Этот идентификатор остаётся постоянным для объекта в течение его существования. В Python идентификатор объекта является целым числом, которое указывает на место, где объект хранится в памяти.</text:p>
      <text:p text:style-name="P1">Синтаксис:</text:p>
      <text:p text:style-name="Preformatted_20_Text"><text:tab/>id(object)</text:p>
      <text:p text:style-name="P1">Параметры:</text:p>
      <text:p text:style-name="Preformatted_20_Text"><text:s text:c="4"/>• object — объект, для которого нужно получить уникальный идентификатор.</text:p>
      <text:p text:style-name="Preformatted_20_Text">Возвращаемое значение:</text:p>
      <text:p text:style-name="Preformatted_20_Text">Функция возвращает уникальный идентификатор объекта, который является целым числом. Этот идентификатор можно использовать для сравнения объектов или отслеживания их местоположения в памяти.</text:p>
      <text:p text:style-name="Preformatted_20_Text"/>
      <text:p text:style-name="Preformatted_20_Text">Функция type() в Python используется для получения типа объекта. Она возвращает класс, которому принадлежит объект. Это полезно для проверки типа переменной или объекта.</text:p>
      <text:p text:style-name="P1">Синтаксис:</text:p>
      <text:p text:style-name="Preformatted_20_Text"><text:tab/>type(object)</text:p>
      <text:p text:style-name="P1">Параметры:</text:p>
      <text:p text:style-name="Preformatted_20_Text"><text:s text:c="4"/>• object — объект, тип которого нужно определить.</text:p>
      <text:p text:style-name="Preformatted_20_Text">Возвращаемое значение:</text:p>
      <text:p text:style-name="Preformatted_20_Text">Функция возвращает тип (класс) объекта. Этот тип представлен в виде класса, например, int, str, list и так далее.</text:p>
      <text:p text:style-name="Preformatted_20_Text"/>
      <text:p text:style-name="Preformatted_20_Text">Функция `round()` в Python округляет число до ближайшего целого значения. При этом, если число находится на равном удалении от двух целых значений, оно будет округлено до ближайшего четного целого числа. Это означает, что если дробная часть числа равна 0.5, то оно будет округлено до ближайшего четного целого.</text:p>
      <text:p text:style-name="P1">Например:</text:p>
      <text:p text:style-name="Preformatted_20_Text">- `round(0.5)` округлит до 0.</text:p>
      <text:p text:style-name="Preformatted_20_Text">- `round(1.5)` округлит до 2.</text:p>
      <text:p text:style-name="Preformatted_20_Text">- `round(2.5)` также округлит до 2.</text:p>
      <text:p text:style-name="Preformatted_20_Text">Это связано с принципом "банковского округления", который заключается в том, что при равном удалении от двух ближайших целых чисел, число будет округлено к четному целому, чтобы минимизировать ошибку округления в сторону увеличения или уменьшения числа в среднем.</text:p>
      <text:p text:style-name="Preformatted_20_Text"/>
      <text:p text:style-name="Preformatted_20_Text">В Python для форматированного вывода можно использовать несколько различных методов, каждый из которых имеет свои особенности. Вот основные способы форматирования строк:</text:p>
      <text:p text:style-name="Preformatted_20_Text">1. Использование f-строк (f-strings)</text:p>
      <text:p text:style-name="Preformatted_20_Text">Это самый современный и предпочтительный способ форматирования строк в Python (начиная с версии 3.6). Для использования f-строк нужно поместить выражение внутри фигурных скобок {}, предшествующих буквой f перед строкой.</text:p>
      <text:p text:style-name="P1">Пример:</text:p>
      <text:p text:style-name="Preformatted_20_Text">name = "Alice"</text:p>
      <text:p text:style-name="Preformatted_20_Text">age = 30</text:p>
      <text:p text:style-name="Preformatted_20_Text">print(f"Name: {name}, Age: {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2T03:53:40.653421634</dc:date>
    <meta:editing-duration>PT41S</meta:editing-duration>
    <meta:editing-cycles>1</meta:editing-cycles>
    <meta:document-statistic meta:table-count="0" meta:image-count="0" meta:object-count="0" meta:page-count="1" meta:paragraph-count="27" meta:word-count="293" meta:character-count="2155" meta:non-whitespace-character-count="1877"/>
    <meta:generator>LibreOffice/7.3.7.2$Linux_X86_64 LibreOffice_project/30$Build-2</meta:generator>
  </office:meta>
</office:document-meta>
</file>